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text-properties officeooo:paragraph-rsid="004ea119"/>
    </style:style>
    <style:style style:name="P14" style:family="paragraph" style:parent-style-name="Standard">
      <style:text-properties officeooo:paragraph-rsid="0051f9a1"/>
    </style:style>
    <style:style style:name="P15" style:family="paragraph" style:parent-style-name="Standard">
      <style:text-properties officeooo:paragraph-rsid="0057efa8"/>
    </style:style>
    <style:style style:name="P16" style:family="paragraph" style:parent-style-name="Standard">
      <style:text-properties officeooo:paragraph-rsid="005ba4f0"/>
    </style:style>
    <style:style style:name="P17" style:family="paragraph" style:parent-style-name="Standard">
      <style:text-properties fo:color="#c9211e" officeooo:rsid="0060ef19" officeooo:paragraph-rsid="0060ef19"/>
    </style:style>
    <style:style style:name="P18" style:family="paragraph" style:parent-style-name="Standard">
      <style:text-properties officeooo:paragraph-rsid="0062abf7"/>
    </style:style>
    <style:style style:name="P19" style:family="paragraph" style:parent-style-name="Standard">
      <style:text-properties fo:color="#000000" officeooo:rsid="005ba4f0" officeooo:paragraph-rsid="0062abf7"/>
    </style:style>
    <style:style style:name="P20" style:family="paragraph" style:parent-style-name="Standard">
      <style:text-properties fo:color="#000000" officeooo:rsid="005ba4f0" officeooo:paragraph-rsid="0069499c"/>
    </style:style>
    <style:style style:name="P21" style:family="paragraph" style:parent-style-name="Standard">
      <style:text-properties officeooo:paragraph-rsid="0069499c"/>
    </style:style>
    <style:style style:name="P22" style:family="paragraph" style:parent-style-name="Standard">
      <style:text-properties fo:color="#ff0000" officeooo:rsid="00679e27" officeooo:paragraph-rsid="00679e27"/>
    </style:style>
    <style:style style:name="P23" style:family="paragraph" style:parent-style-name="Standard">
      <style:paragraph-properties fo:break-before="page"/>
      <style:text-properties officeooo:rsid="00209d1f" officeooo:paragraph-rsid="00209d1f"/>
    </style:style>
    <style:style style:name="P24" style:family="paragraph" style:parent-style-name="Standard">
      <style:paragraph-properties fo:break-before="page"/>
      <style:text-properties officeooo:paragraph-rsid="00393e56"/>
    </style:style>
    <style:style style:name="P25" style:family="paragraph" style:parent-style-name="Standard">
      <style:paragraph-properties fo:break-before="page"/>
      <style:text-properties officeooo:paragraph-rsid="00403b3c"/>
    </style:style>
    <style:style style:name="P26" style:family="paragraph" style:parent-style-name="Standard" style:list-style-name="L1">
      <style:text-properties officeooo:rsid="0019d4d8" officeooo:paragraph-rsid="0019d4d8"/>
    </style:style>
    <style:style style:name="P27" style:family="paragraph" style:parent-style-name="Standard" style:list-style-name="L1">
      <style:text-properties officeooo:rsid="001e014f" officeooo:paragraph-rsid="001e014f"/>
    </style:style>
    <style:style style:name="P28" style:family="paragraph" style:parent-style-name="Standard" style:list-style-name="L2">
      <style:text-properties officeooo:rsid="001fca9f" officeooo:paragraph-rsid="001fca9f"/>
    </style:style>
    <style:style style:name="P29" style:family="paragraph" style:parent-style-name="Standard" style:list-style-name="L2">
      <style:text-properties officeooo:rsid="0021a548" officeooo:paragraph-rsid="0021a548"/>
    </style:style>
    <style:style style:name="P30" style:family="paragraph" style:parent-style-name="Standard" style:list-style-name="L2">
      <style:text-properties officeooo:rsid="00209d1f" officeooo:paragraph-rsid="00209d1f"/>
    </style:style>
    <style:style style:name="P31" style:family="paragraph" style:parent-style-name="Standard" style:list-style-name="L3">
      <style:text-properties officeooo:paragraph-rsid="0024d4ac"/>
    </style:style>
    <style:style style:name="P32" style:family="paragraph" style:parent-style-name="Standard" style:list-style-name="L3">
      <style:text-properties officeooo:rsid="0024d4ac" officeooo:paragraph-rsid="0024d4ac"/>
    </style:style>
    <style:style style:name="P33" style:family="paragraph" style:parent-style-name="Standard" style:list-style-name="L3">
      <style:text-properties officeooo:rsid="00330df1" officeooo:paragraph-rsid="00330df1"/>
    </style:style>
    <style:style style:name="P34" style:family="paragraph" style:parent-style-name="Standard" style:list-style-name="L3">
      <style:text-properties officeooo:rsid="002f3305" officeooo:paragraph-rsid="002f3305"/>
    </style:style>
    <style:style style:name="P35" style:family="paragraph" style:parent-style-name="Standard" style:list-style-name="L3">
      <style:text-properties officeooo:rsid="0029caa3" officeooo:paragraph-rsid="0029caa3"/>
    </style:style>
    <style:style style:name="P36" style:family="paragraph" style:parent-style-name="Standard" style:list-style-name="L4">
      <style:text-properties officeooo:paragraph-rsid="00371954"/>
    </style:style>
    <style:style style:name="P37" style:family="paragraph" style:parent-style-name="Standard" style:list-style-name="L4">
      <style:text-properties officeooo:paragraph-rsid="00393e56"/>
    </style:style>
    <style:style style:name="P38" style:family="paragraph" style:parent-style-name="Standard" style:list-style-name="L4">
      <style:text-properties officeooo:rsid="00353d39" officeooo:paragraph-rsid="00353d39"/>
    </style:style>
    <style:style style:name="P39" style:family="paragraph" style:parent-style-name="Standard" style:list-style-name="L4">
      <style:text-properties officeooo:rsid="003751e6" officeooo:paragraph-rsid="003751e6"/>
    </style:style>
    <style:style style:name="P40" style:family="paragraph" style:parent-style-name="Standard" style:list-style-name="L4">
      <style:text-properties officeooo:rsid="0037d6bf" officeooo:paragraph-rsid="0037d6bf"/>
    </style:style>
    <style:style style:name="P41" style:family="paragraph" style:parent-style-name="Standard" style:list-style-name="L5">
      <style:text-properties officeooo:paragraph-rsid="003bb52f"/>
    </style:style>
    <style:style style:name="P42" style:family="paragraph" style:parent-style-name="Standard" style:list-style-name="L5">
      <style:text-properties officeooo:rsid="003bb52f" officeooo:paragraph-rsid="003bb52f"/>
    </style:style>
    <style:style style:name="P43" style:family="paragraph" style:parent-style-name="Standard" style:list-style-name="L5">
      <style:text-properties officeooo:rsid="003ea832" officeooo:paragraph-rsid="003ea832"/>
    </style:style>
    <style:style style:name="P44" style:family="paragraph" style:parent-style-name="Standard" style:list-style-name="L6">
      <style:text-properties officeooo:paragraph-rsid="0047f5ce"/>
    </style:style>
    <style:style style:name="P45" style:family="paragraph" style:parent-style-name="Standard" style:list-style-name="L6">
      <style:text-properties officeooo:paragraph-rsid="0041dea6"/>
    </style:style>
    <style:style style:name="P46" style:family="paragraph" style:parent-style-name="Standard" style:list-style-name="L6">
      <style:text-properties officeooo:rsid="0047f5ce" officeooo:paragraph-rsid="0047f5ce"/>
    </style:style>
    <style:style style:name="P47" style:family="paragraph" style:parent-style-name="Standard" style:list-style-name="L7">
      <style:text-properties officeooo:rsid="0047f5ce" officeooo:paragraph-rsid="0047f5ce"/>
    </style:style>
    <style:style style:name="P48" style:family="paragraph" style:parent-style-name="Standard" style:list-style-name="L7">
      <style:text-properties officeooo:rsid="0047f5ce" officeooo:paragraph-rsid="0049fb84"/>
    </style:style>
    <style:style style:name="P49" style:family="paragraph" style:parent-style-name="Standard" style:list-style-name="L7">
      <style:text-properties officeooo:paragraph-rsid="0049fb84"/>
    </style:style>
    <style:style style:name="P50" style:family="paragraph" style:parent-style-name="Standard" style:list-style-name="L7">
      <style:text-properties officeooo:paragraph-rsid="005ba4f0"/>
    </style:style>
    <style:style style:name="P51" style:family="paragraph" style:parent-style-name="Standard" style:list-style-name="L7">
      <style:text-properties officeooo:paragraph-rsid="005d147b"/>
    </style:style>
    <style:style style:name="P52" style:family="paragraph" style:parent-style-name="Standard" style:list-style-name="L7">
      <style:text-properties officeooo:rsid="0049fb84" officeooo:paragraph-rsid="0049fb84"/>
    </style:style>
    <style:style style:name="P53" style:family="paragraph" style:parent-style-name="Standard" style:list-style-name="L8">
      <style:text-properties officeooo:paragraph-rsid="0051f9a1"/>
    </style:style>
    <style:style style:name="P54" style:family="paragraph" style:parent-style-name="Standard" style:list-style-name="L8">
      <style:text-properties officeooo:rsid="0051d13e" officeooo:paragraph-rsid="0051d13e"/>
    </style:style>
    <style:style style:name="P55" style:family="paragraph" style:parent-style-name="Standard" style:list-style-name="L8">
      <style:text-properties officeooo:rsid="004ea119" officeooo:paragraph-rsid="005279e8"/>
    </style:style>
    <style:style style:name="P56" style:family="paragraph" style:parent-style-name="Standard" style:list-style-name="L8">
      <style:text-properties officeooo:rsid="004ea119" officeooo:paragraph-rsid="0051f9a1"/>
    </style:style>
    <style:style style:name="P57" style:family="paragraph" style:parent-style-name="Standard" style:list-style-name="L9">
      <style:text-properties officeooo:rsid="004ea119" officeooo:paragraph-rsid="0059c3ca"/>
    </style:style>
    <style:style style:name="P58" style:family="paragraph" style:parent-style-name="Standard" style:list-style-name="L7">
      <style:text-properties officeooo:rsid="004ea119" officeooo:paragraph-rsid="005ba4f0"/>
    </style:style>
    <style:style style:name="P59" style:family="paragraph" style:parent-style-name="Standard" style:list-style-name="L8">
      <style:text-properties officeooo:rsid="005279e8" officeooo:paragraph-rsid="005279e8"/>
    </style:style>
    <style:style style:name="P60" style:family="paragraph" style:parent-style-name="Standard" style:list-style-name="L8">
      <style:text-properties officeooo:rsid="00506851" officeooo:paragraph-rsid="0051f9a1"/>
    </style:style>
    <style:style style:name="P61" style:family="paragraph" style:parent-style-name="Standard" style:list-style-name="L9">
      <style:text-properties officeooo:rsid="0057efa8" officeooo:paragraph-rsid="0057efa8"/>
    </style:style>
    <style:style style:name="P62" style:family="paragraph" style:parent-style-name="Standard" style:list-style-name="L7">
      <style:text-properties officeooo:rsid="0057efa8" officeooo:paragraph-rsid="005ba4f0"/>
    </style:style>
    <style:style style:name="P63" style:family="paragraph" style:parent-style-name="Standard" style:list-style-name="L10">
      <style:text-properties officeooo:paragraph-rsid="00506851"/>
    </style:style>
    <style:style style:name="P64" style:family="paragraph" style:parent-style-name="Standard" style:list-style-name="L7">
      <style:text-properties fo:color="#c9211e" officeooo:rsid="0060ef19" officeooo:paragraph-rsid="0060ef19"/>
    </style:style>
    <style:style style:name="P65" style:family="paragraph" style:parent-style-name="Standard" style:list-style-name="L11">
      <style:text-properties officeooo:paragraph-rsid="0062abf7"/>
    </style:style>
    <style:style style:name="P66" style:family="paragraph" style:parent-style-name="Standard" style:list-style-name="L11">
      <style:text-properties fo:color="#000000" officeooo:rsid="0062abf7" officeooo:paragraph-rsid="0062abf7"/>
    </style:style>
    <style:style style:name="P67" style:family="paragraph" style:parent-style-name="Standard" style:list-style-name="L11">
      <style:text-properties fo:color="#000000" officeooo:rsid="00649e6d" officeooo:paragraph-rsid="00649e6d"/>
    </style:style>
    <style:style style:name="P68" style:family="paragraph" style:parent-style-name="Standard" style:list-style-name="L11">
      <style:text-properties fo:color="#000000" officeooo:rsid="00679e27" officeooo:paragraph-rsid="00679e27"/>
    </style:style>
    <style:style style:name="P69" style:family="paragraph" style:parent-style-name="Standard" style:list-style-name="L12">
      <style:text-properties fo:color="#000000" officeooo:rsid="006b38c0" officeooo:paragraph-rsid="006b38c0"/>
    </style:style>
    <style:style style:name="P70" style:family="paragraph" style:parent-style-name="Standard" style:list-style-name="L12">
      <style:text-properties fo:color="#000000" officeooo:rsid="006cffe5" officeooo:paragraph-rsid="006cffe5"/>
    </style:style>
    <style:style style:name="P71" style:family="paragraph" style:parent-style-name="Standard">
      <style:text-properties fo:color="#000000" officeooo:rsid="006cffe5" officeooo:paragraph-rsid="006cffe5"/>
    </style:style>
    <style:style style:name="P72" style:family="paragraph" style:parent-style-name="Standard" style:list-style-name="L12">
      <style:text-properties officeooo:rsid="0069499c" officeooo:paragraph-rsid="0069499c"/>
    </style:style>
    <style:style style:name="P73" style:family="paragraph" style:parent-style-name="Standard">
      <style:text-properties officeooo:paragraph-rsid="006d807f"/>
    </style:style>
    <style:style style:name="P74" style:family="paragraph" style:parent-style-name="Standard" style:list-style-name="L13">
      <style:text-properties officeooo:paragraph-rsid="006d807f"/>
    </style:style>
    <style:style style:name="P75" style:family="paragraph" style:parent-style-name="Standard" style:list-style-name="L13">
      <style:text-properties officeooo:rsid="006d807f" officeooo:paragraph-rsid="006d807f"/>
    </style:style>
    <style:style style:name="P76" style:family="paragraph" style:parent-style-name="Standard">
      <style:text-properties officeooo:rsid="006d807f" officeooo:paragraph-rsid="006d807f"/>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style:style style:name="T31" style:family="text">
      <style:text-properties officeooo:rsid="0057efa8"/>
    </style:style>
    <style:style style:name="T32" style:family="text">
      <style:text-properties officeooo:rsid="0059c3ca"/>
    </style:style>
    <style:style style:name="T33" style:family="text">
      <style:text-properties officeooo:rsid="005ba4f0"/>
    </style:style>
    <style:style style:name="T34" style:family="text">
      <style:text-properties officeooo:rsid="005ba4f0" fo:background-color="transparent" loext:char-shading-value="0"/>
    </style:style>
    <style:style style:name="T35" style:family="text">
      <style:text-properties officeooo:rsid="002d83c3" fo:background-color="transparent" loext:char-shading-value="0"/>
    </style:style>
    <style:style style:name="T36" style:family="text">
      <style:text-properties officeooo:rsid="003f0e0b" fo:background-color="transparent" loext:char-shading-value="0"/>
    </style:style>
    <style:style style:name="T37" style:family="text">
      <style:text-properties officeooo:rsid="0057efa8" fo:background-color="transparent" loext:char-shading-value="0"/>
    </style:style>
    <style:style style:name="T38" style:family="text">
      <style:text-properties officeooo:rsid="004ea119" fo:background-color="transparent" loext:char-shading-value="0"/>
    </style:style>
    <style:style style:name="T39" style:family="text">
      <style:text-properties officeooo:rsid="005d147b" fo:background-color="transparent" loext:char-shading-value="0"/>
    </style:style>
    <style:style style:name="T40" style:family="text">
      <style:text-properties officeooo:rsid="0060ef19" fo:background-color="transparent" loext:char-shading-value="0"/>
    </style:style>
    <style:style style:name="T41" style:family="text">
      <style:text-properties fo:color="#c9211e" officeooo:rsid="005ba4f0"/>
    </style:style>
    <style:style style:name="T42" style:family="text">
      <style:text-properties fo:color="#c9211e" officeooo:rsid="0060ef19"/>
    </style:style>
    <style:style style:name="T43" style:family="text">
      <style:text-properties fo:color="#c9211e" officeooo:rsid="0060ef19" fo:background-color="transparent" loext:char-shading-value="0"/>
    </style:style>
    <style:style style:name="T44" style:family="text">
      <style:text-properties fo:color="#000000"/>
    </style:style>
    <style:style style:name="T45" style:family="text">
      <style:text-properties fo:color="#000000" officeooo:rsid="005ba4f0"/>
    </style:style>
    <style:style style:name="T46" style:family="text">
      <style:text-properties fo:color="#000000" officeooo:rsid="0062abf7"/>
    </style:style>
    <style:style style:name="T47" style:family="text">
      <style:text-properties fo:color="#000000" officeooo:rsid="0065c4dd"/>
    </style:style>
    <style:style style:name="T48" style:family="text">
      <style:text-properties fo:color="#000000" officeooo:rsid="0069499c"/>
    </style:style>
    <style:style style:name="T49" style:family="text">
      <style:text-properties fo:color="#000000" officeooo:rsid="006d807f"/>
    </style:style>
    <style:style style:name="T50" style:family="text">
      <style:text-properties officeooo:rsid="0065c4dd"/>
    </style:style>
    <style:style style:name="T51" style:family="text">
      <style:text-properties fo:color="#ff0000"/>
    </style:style>
    <style:style style:name="T52" style:family="text">
      <style:text-properties fo:color="#ff0000" officeooo:rsid="00679e27"/>
    </style:style>
    <style:style style:name="T53" style:family="text">
      <style:text-properties fo:color="#ff0000" officeooo:rsid="006d70e2"/>
    </style:style>
    <style:style style:name="T54" style:family="text">
      <style:text-properties fo:color="#ff0000" officeooo:rsid="006d807f"/>
    </style:style>
    <style:style style:name="T55" style:family="text">
      <style:text-properties officeooo:rsid="00679e27"/>
    </style:style>
    <style:style style:name="T56" style:family="text">
      <style:text-properties officeooo:rsid="006d807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3176378466" text:style-name="L1">
        <text:list-item>
          <text:p text:style-name="P26">Hiring questtions?</text:p>
        </text:list-item>
        <text:list-item>
          <text:p text:style-name="P26">Dropbox folder LandonBreeding</text:p>
          <text:list>
            <text:list-item>
              <text:p text:style-name="P26">Shared folder – get to sync with your laptop</text:p>
            </text:list-item>
            <text:list-item>
              <text:p text:style-name="P26">Keeping log file (see example, do similar)</text:p>
            </text:list-item>
            <text:list-item>
              <text:p text:style-name="P26">Anabel’s ArcInfo file --- look over and report what else might be needed</text:p>
              <text:list>
                <text:list-item>
                  <text:p text:style-name="P27">[LB uses ArcPro]</text:p>
                </text:list-item>
              </text:list>
            </text:list-item>
            <text:list-item>
              <text:p text:style-name="P26">Sample maps: we will need similar, but data will be different, and have freedom to re-design</text:p>
            </text:list-item>
          </text:list>
        </text:list-item>
        <text:list-item>
          <text:p text:style-name="P26">Work schedule</text:p>
          <text:list>
            <text:list-item>
              <text:p text:style-name="P26">10 hrs week, keep own schedule; keep track logLB.txt</text:p>
              <text:list>
                <text:list-item>
                  <text:p text:style-name="P27">not sure if 25/hr max is per week or pay period</text:p>
                </text:list-item>
              </text:list>
            </text:list-item>
            <text:list-item>
              <text:p text:style-name="P26">Contact by email, txt anytime</text:p>
            </text:list-item>
            <text:list-item>
              <text:p text:style-name="P26">Weekly meeting: <text:s/>time/day? <text:s/>May not always be necessary.</text:p>
            </text:list-item>
          </text:list>
        </text:list-item>
        <text:list-item>
          <text:p text:style-name="P26">Extensions <text:span text:style-name="T1">(as time permits)</text:span></text:p>
          <text:list>
            <text:list-item>
              <text:p text:style-name="P26">Git/GitHub/R programming</text:p>
            </text:list-item>
            <text:list-item>
              <text:p text:style-name="P26">Install R, Rstudio, Git <text:span text:style-name="T2">(will also need to start a GitHub account)</text:span></text:p>
            </text:list-item>
            <text:list-item>
              <text:p text:style-name="P26">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870577558" text:style-name="L2">
        <text:list-item>
          <text:p text:style-name="P28">Hours: <text:s/>up to 20 hr/wk (40 hr/pay period) Ok from now till until end of project; might need adjustment down to allow for unplanned expenses on projects</text:p>
        </text:list-item>
        <text:list-item>
          <text:p text:style-name="P29">Dripbox – review LS and SC map limits [first maps we are doing are <text:span text:style-name="T8">S</text:span>S]</text:p>
        </text:list-item>
        <text:list-item>
          <text:p text:style-name="P28">Dropbox – review contents of new folder with the 5 mat files</text:p>
        </text:list-item>
        <text:list-item>
          <text:p text:style-name="P28">Dropbox – Anabel’s new mapping folder helpful?</text:p>
        </text:list-item>
        <text:list-item>
          <text:p text:style-name="P30">Sample map; I have hard copy; discuss tweaks</text:p>
        </text:list-item>
        <text:list-item>
          <text:p text:style-name="P30">Git-GitHub-R-Rstudio <text:s/>... questions on setup?</text:p>
        </text:list-item>
        <text:list-item>
          <text:p text:style-name="P30">Git/GitHub/R <text:s/>initial goal</text:p>
          <text:list>
            <text:list-item>
              <text:p text:style-name="P30">Create up new R project under .git on laptop</text:p>
            </text:list-item>
            <text:list-item>
              <text:p text:style-name="P30">Write a script for reading .mat storage files to get mapping data in form for ArcPro input</text:p>
            </text:list-item>
            <text:list-item>
              <text:p text:style-name="P30">Coordinate with Dave so that he can (through GitHub) modify the code</text:p>
            </text:list-item>
          </text:list>
        </text:list-item>
      </text:list>
      <text:p text:style-name="P4"/>
      <text:p text:style-name="P23"/>
      <text:p text:style-name="P5"><text:span text:style-name="T4">202</text:span><text:span text:style-name="T2">3</text:span><text:span text:style-name="T4">–0</text:span><text:span text:style-name="T3">3-</text:span><text:span text:style-name="T5">16</text:span><text:span text:style-name="T3"> Thursday</text:span></text:p>
      <text:p text:style-name="P5"/>
      <text:list xml:id="list3985808884" text:style-name="L3">
        <text:list-item>
          <text:p text:style-name="P32">Git/Github/R initial goal <text:s/>-- see last we<text:span text:style-name="T7">e</text:span>k</text:p>
          <text:list>
            <text:list-item>
              <text:p text:style-name="P33">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34">Review files on DB</text:p>
          <text:list>
            <text:list-item>
              <text:p text:style-name="P34">MapList.odt</text:p>
            </text:list-item>
            <text:list-item>
              <text:p text:style-name="P34">FileListMap01.odt</text:p>
            </text:list-item>
          </text:list>
        </text:list-item>
        <text:list-item>
          <text:p text:style-name="P31"><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31"><text:span text:style-name="T5">Base map – </text:span><text:span text:style-name="T6">begin building </text:span><text:span text:style-name="T8">L</text:span><text:span text:style-name="T5">S</text:span></text:p>
        </text:list-item>
        <text:list-item>
          <text:p text:style-name="P35">Will start </text:p>
        </text:list-item>
        <text:list-item>
          <text:p text:style-name="P31"><text:span text:style-name="T8">S</text:span><text:span text:style-name="T5">Smap01: </text:span><text:span text:style-name="T8">review</text:span></text:p>
          <text:list>
            <text:list-item>
              <text:p text:style-name="P32">37 tree-ring chronologies (21 “distinct” locations)</text:p>
            </text:list-item>
            <text:list-item>
              <text:p text:style-name="P32">73 GHCN precipitation stations</text:p>
            </text:list-item>
            <text:list-item>
              <text:p text:style-name="P32">32 GHCN temperature stations </text:p>
            </text:list-item>
          </text:list>
        </text:list-item>
        <text:list-item>
          <text:p text:style-name="P31"><text:span text:style-name="T8">L</text:span><text:span text:style-name="T5">Smap01: start </text:span></text:p>
          <text:list>
            <text:list-item>
              <text:p text:style-name="P35">Boundary coordinates on dropbox</text:p>
            </text:list-item>
            <text:list-item>
              <text:p text:style-name="P35">Same topography background as SSmap01</text:p>
            </text:list-item>
            <text:list-item>
              <text:p text:style-name="P35">Key</text:p>
              <text:list>
                <text:list-item>
                  <text:p text:style-name="P32">2 <text:span text:style-name="T8">S</text:span>treamgage locations</text:p>
                </text:list-item>
                <text:list-item>
                  <text:p text:style-name="P35">20 Model points</text:p>
                </text:list-item>
              </text:list>
            </text:list-item>
            <text:list-item>
              <text:p text:style-name="P35">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3933915330" text:style-name="L4">
        <text:list-item>
          <text:p text:style-name="P38">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36"><text:span text:style-name="T12">Went </text:span><text:span text:style-name="T14">over hard copies of SSmap01 and LSmap01 for next changes</text:span></text:p>
        </text:list-item>
        <text:list-item>
          <text:p text:style-name="P39">FromDM23Mar2023a.zip: <text:s/>talk<text:span text:style-name="T12">ed</text:span> about this zip and goal of initial GitHub collaboration in R</text:p>
          <text:list>
            <text:list-item>
              <text:p text:style-name="P39">Landon – unzip these files into a new empty folder and start an “R project” there</text:p>
            </text:list-item>
            <text:list-item>
              <text:p text:style-name="P40">This will also have to be a .git folder</text:p>
            </text:list-item>
            <text:list-item>
              <text:p text:style-name="P39">Make <text:span text:style-name="T11">a sub-folder “test_out” to hold output graphics</text:span></text:p>
            </text:list-item>
            <text:list-item>
              <text:p text:style-name="P40">.json input files – modify <text:s/>initLB001.json to suit your laptop</text:p>
            </text:list-item>
            <text:list-item>
              <text:p text:style-name="P40">Try getting lagsVsNot01.ba1.R to run, producing the graphics output</text:p>
            </text:list-item>
          </text:list>
        </text:list-item>
        <text:list-item>
          <text:p text:style-name="P40">This is the R project we will try to get working as a shared project under GitHub</text:p>
        </text:list-item>
        <text:list-item>
          <text:p text:style-name="P37"><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24"/>
      <text:p text:style-name="P9"><text:span text:style-name="T4">202</text:span><text:span text:style-name="T2">3</text:span><text:span text:style-name="T4">–0</text:span><text:span text:style-name="T3">3-</text:span><text:span text:style-name="T15">30 Thursday</text:span></text:p>
      <text:p text:style-name="P9"/>
      <text:list xml:id="list398260373" text:style-name="L5">
        <text:list-item>
          <text:p text:style-name="P42">Reviewed progress</text:p>
        </text:list-item>
        <text:list-item>
          <text:p text:style-name="P41"><text:span text:style-name="T15">Dave </text:span><text:span text:style-name="T16">looked</text:span><text:span text:style-name="T15"> at revised maps on dropbox. <text:s/></text:span><text:span text:style-name="T16">Comments:</text:span></text:p>
          <text:list>
            <text:list-item>
              <text:p text:style-name="P43">SS looks good!</text:p>
            </text:list-item>
            <text:list-item>
              <text:p text:style-name="P43">LS: Change colors of model points. Keep green for middle, but use a purple for the high and a burnt orange (kind of like on SS map) for the low</text:p>
            </text:list-item>
            <text:list-item>
              <text:p text:style-name="P43">Other revisions to SS and LS (e.g., darker rivers) look good!</text:p>
            </text:list-item>
            <text:list-item>
              <text:p text:style-name="P43">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42">Dave described Geos585A project and will upload a zip with files for that, which will be a separate R project. Dave started a script Tsa01.R <text:s/>(Time Series Analysis, script #1) that will eventually read in a students time series. </text:p>
        </text:list-item>
        <text:list-item>
          <text:p text:style-name="P43">Update after meeting. Dave uploaded Geos585A_Rproject.zip to dropbox). </text:p>
        </text:list-item>
        <text:list-item>
          <text:p text:style-name="P42">Landon to load that new R project in laptop, in a git folder, so that we can eventually work on this jointly. <text:s/>First task is to write code to get data into R <text:s/>(see comments in Tsa01.R). </text:p>
        </text:list-item>
        <text:list-item>
          <text:p text:style-name="P41"><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43">Dave updated other files (e.g., BL001.odt and the file list) on DB (check when files modified to to see which have something new in them)</text:p>
        </text:list-item>
      </text:list>
      <text:p text:style-name="P10"/>
      <text:p text:style-name="P25"/>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3455780331" text:style-name="L6">
        <text:list-item>
          <text:p text:style-name="P44"><text:span text:style-name="T22">Review</text:span><text:span text:style-name="T23"> reorganized DB folders</text:span></text:p>
        </text:list-item>
        <text:list-item>
          <text:p text:style-name="P45"><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46">How can we organize to keep Geos585a absolutely separate from TruckeeNSF? <text:s/>See Martin?</text:p>
        </text:list-item>
        <text:list-item>
          <text:p text:style-name="P45"><text:span text:style-name="T19">Middle-scale (MS) map</text:span><text:span text:style-name="T20">s -- review</text:span><text:span text:style-name="T19"> </text:span><text:span text:style-name="T21">current version</text:span></text:p>
        </text:list-item>
        <text:list-item>
          <text:p text:style-name="P46">Next: <text:s/>focus on tsa01.R in Geos585a</text:p>
        </text:list-item>
      </text:list>
      <text:list xml:id="list594568847" text:style-name="L7">
        <text:list-item>
          <text:list>
            <text:list-item>
              <text:p text:style-name="P47">exploring R code for reading those 3 versions of sample input</text:p>
            </text:list-item>
            <text:list-item>
              <text:p text:style-name="P47">getting code revision working over GitHub with Dave</text:p>
            </text:list-item>
          </text:list>
        </text:list-item>
      </text:list>
      <text:p text:style-name="P12"/>
      <text:p text:style-name="P12"><text:s text:c="5"/><text:span text:style-name="T25">After meeting</text:span></text:p>
      <text:list xml:id="list91541863412914" text:continue-numbering="true" text:style-name="L7">
        <text:list-item>
          <text:p text:style-name="P52">We decided Landon to reorganized git into 3 distinct folders and repositories. Use these three names instead of the one “Rcode-Meko”:</text:p>
          <text:list>
            <text:list-item>
              <text:p text:style-name="P49"><text:span text:style-name="T25">geos585-R <text:s text:c="3"/>... <text:s text:c="2"/></text:span><text:span text:style-name="T26">files currently in geos585a</text:span></text:p>
            </text:list-item>
            <text:list-item>
              <text:p text:style-name="P49"><text:span text:style-name="T25">ba1-GIS <text:s text:c="4"/>... <text:s text:c="5"/></text:span><text:span text:style-name="T26">files currently in Map Layouts</text:span></text:p>
            </text:list-item>
            <text:list-item>
              <text:p text:style-name="P52">ba1-R <text:s/>.... <text:s text:c="2"/><text:span text:style-name="T26">files currently in TruckeeNSF</text:span> </text:p>
            </text:list-item>
          </text:list>
          <text:p text:style-name="P48"><text:line-break/></text:p>
        </text:list-item>
      </text:list>
      <text:p text:style-name="P13"><text:span text:style-name="T4">202</text:span><text:span text:style-name="T2">3</text:span><text:span text:style-name="T4">–</text:span><text:span text:style-name="T17">04-</text:span><text:span text:style-name="T27">20 </text:span><text:span text:style-name="T17"><text:s/>Thursday <text:line-break/></text:span></text:p>
      <text:list xml:id="list2186444364" text:style-name="L8">
        <text:list-item>
          <text:p text:style-name="P54">Closeout of some dropbox folders....<text:span text:style-name="T29">All except a couple zip and BL-001.odt moved from dropbox MapDataFromDave to \GitWork\ba1-G</text:span><text:span text:style-name="T30">IS</text:span></text:p>
        </text:list-item>
        <text:list-item>
          <text:p text:style-name="P55">geos585-R .... </text:p>
          <text:list>
            <text:list-item>
              <text:p text:style-name="P55">talk<text:span text:style-name="T30">ed</text:span> about “branch.” <text:s text:c="2"/><text:span text:style-name="T30"><text:s/>Dave will try to create a branch. </text:span></text:p>
            </text:list-item>
            <text:list-item>
              <text:p text:style-name="P59">Landon will keep working on tsa01.R</text:p>
            </text:list-item>
          </text:list>
        </text:list-item>
        <text:list-item>
          <text:p text:style-name="P56">ba1-GIS; </text:p>
          <text:list>
            <text:list-item>
              <text:p text:style-name="P56">MSmap01 --- final version should be number (01) only</text:p>
            </text:list-item>
            <text:list-item>
              <text:p text:style-name="P60">MSmap02 --- bigger font for lats and lons</text:p>
            </text:list-item>
            <text:list-item>
              <text:p text:style-name="P53"><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53"><text:span text:style-name="T27">ba1-R <text:s/>... no invitation yet on that. </text:span><text:span text:style-name="T30">After meeting, Landon sent GitHub invite, I accepted, and now have that repository <text:s text:c="2"/>ba1-R under \GitWork\ on laptop</text:span></text:p>
        </text:list-item>
      </text:list>
      <text:p text:style-name="P14"/>
      <text:p text:style-name="P15"><text:span text:style-name="T4">202</text:span><text:span text:style-name="T2">3</text:span><text:span text:style-name="T4">–</text:span><text:span text:style-name="T17">0</text:span><text:span text:style-name="T31">6-01 Thursday</text:span></text:p>
      <text:p text:style-name="P15"/>
      <text:list xml:id="list4259106896" text:style-name="L9">
        <text:list-item>
          <text:p text:style-name="P61">Any questions on the new position, hours, hourly rate, etc – will need to submit hours, as before</text:p>
        </text:list-item>
        <text:list-item>
          <text:p text:style-name="P57">geos585-R: <text:s text:c="2"/><text:span text:style-name="T32">during meeting, see if I can access the revised R code Landon had done for reading dta files</text:span></text:p>
        </text:list-item>
        <text:list-item>
          <text:p text:style-name="P61">Overview of planned work, now till end of July</text:p>
          <text:list>
            <text:list-item>
              <text:p text:style-name="P61">Show on screen the odt of plan for paper, and the list of Figures etc.</text:p>
            </text:list-item>
          </text:list>
        </text:list-item>
        <text:list-item>
          <text:p text:style-name="P61">ba1-GIS</text:p>
          <text:list>
            <text:list-item>
              <text:p text:style-name="P61">Got to GitWork and look over the files related to two maps that are the next tasks for Landon</text:p>
            </text:list-item>
            <text:list-item>
              <text:p text:style-name="P61">During meeting, go through the Git steps to make all revised files accessible to Landon</text:p>
            </text:list-item>
          </text:list>
        </text:list-item>
      </text:list>
      <text:list xml:id="list3280534154" text:style-name="L10">
        <text:list-header>
          <text:p text:style-name="P63"/>
        </text:list-header>
      </text:list>
      <text:p text:style-name="P16"><text:soft-page-break/><text:span text:style-name="T4">202</text:span><text:span text:style-name="T2">3</text:span><text:span text:style-name="T4">–</text:span><text:span text:style-name="T17">0</text:span><text:span text:style-name="T31">6-0</text:span><text:span text:style-name="T33">8 Thursday</text:span></text:p>
      <text:p text:style-name="P16"/>
      <text:list xml:id="list91540094016283" text:continue-list="list91541863412914" text:style-name="L7">
        <text:list-item>
          <text:p text:style-name="P50"><text:span text:style-name="T31">ba1-GIS</text:span><text:span text:style-name="T27">: <text:s text:c="2"/></text:span><text:span text:style-name="T33">Update on new maps</text:span><text:span text:style-name="T34"> </text:span><text:span text:style-name="T35">SSmap0</text:span><text:span text:style-name="T36">3 </text:span><text:span text:style-name="T34">and LSmap02. </text:span><text:span text:style-name="T43">Both look good</text:span><text:span text:style-name="T40">.</text:span></text:p>
        </text:list-item>
        <text:list-item>
          <text:p text:style-name="P51"><text:span text:style-name="T37">ba1-GIS</text:span><text:span text:style-name="T38">: </text:span><text:span text:style-name="T39">on screen, review data files that will be used for upcoming maps. </text:span><text:span text:style-name="T43">Did that. Dave to send Landon (through Git) necessary files and description of wanted map items.</text:span></text:p>
        </text:list-item>
        <text:list-item>
          <text:p text:style-name="P62">ba1-GIS<text:span text:style-name="T27">: </text:span><text:span text:style-name="T33">update on R or Python -- options for grouped bar plots? </text:span><text:span text:style-name="T42">Landon has found ggplot2 package functions that may do the job. Dave to send to some trial data for grouped bar chart</text:span></text:p>
        </text:list-item>
        <text:list-item>
          <text:p text:style-name="P58">geos585-R</text:p>
          <text:list>
            <text:list-item>
              <text:p text:style-name="P50"><text:span text:style-name="T31">During meeting, </text:span><text:span text:style-name="T33">try the code for reading the data files that have two rows of headings (ids and units). </text:span><text:span text:style-name="T41"><text:s/></text:span><text:span text:style-name="T42">Tried it, problem with reading data file. Need to combine path and filename within within Tsa01.R code (e.g.,pf = paste(dirName,fileName,sep=’’) before trying to read file. </text:span></text:p>
            </text:list-item>
          </text:list>
        </text:list-item>
        <text:list-item>
          <text:p text:style-name="P64">Landon in Texas next week. Net meeting 22 June.</text:p>
        </text:list-item>
      </text:list>
      <text:p text:style-name="P17"/>
      <text:p text:style-name="P17"/>
      <text:p text:style-name="P18"><text:span text:style-name="T45">2023–06-</text:span><text:span text:style-name="T46">22</text:span><text:span text:style-name="T45"> Thursday</text:span></text:p>
      <text:p text:style-name="P19"/>
      <text:list xml:id="list1618057571" text:style-name="L11">
        <text:list-item>
          <text:p text:style-name="P65"><text:span text:style-name="T47">Review existing Bar01 and and discuss Bar02 and Bar03</text:span><text:span text:style-name="T46">. </text:span><text:span text:style-name="T52">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p>
        </text:list-item>
        <text:list-item>
          <text:p text:style-name="P66">SSmap03: looking this over, worried that maybe some P sites got overwritten by T sites when P and T at same coordinates. If so, need to “dither locations a bit on P when they happen to coincide with a T station so that we see all P stations. <text:s/><text:span text:style-name="T52">Will need a revise version of SSmap03.</text:span></text:p>
        </text:list-item>
        <text:list-item>
          <text:p text:style-name="P66">MSmap003 and MSmap004. <text:s text:c="2"/>I have put data files and other related files in GitHub. Have also updated files MapList.odt and FilesMapList1.odt to cover these new maps. Go over the files in meeting. <text:span text:style-name="T52">Did that in meeting. Landon to work on the maps.</text:span></text:p>
        </text:list-item>
        <text:list-item>
          <text:p text:style-name="P67">Git – had some problem following instructions for proper deletion of a file from local repository. <text:span text:style-name="T50">Try deleting during meeting. </text:span><text:span text:style-name="T52">Solved</text:span><text:span text:style-name="T55">.</text:span></text:p>
        </text:list-item>
        <text:list-item>
          <text:p text:style-name="P68">Barplot naming. <text:span text:style-name="T51">Bar charts from Landon to be names with capital “B” so that consistent with my filenames in MapList.odt. </text:span></text:p>
        </text:list-item>
      </text:list>
      <text:p text:style-name="P22"/>
      <text:p text:style-name="P21"><text:span text:style-name="T45">2023–06-</text:span><text:span text:style-name="T46">2</text:span><text:span text:style-name="T48">9</text:span><text:span text:style-name="T45"> Thursday</text:span></text:p>
      <text:p text:style-name="P20"/>
      <text:list xml:id="list266242055" text:style-name="L12">
        <text:list-item>
          <text:p text:style-name="P72"><text:span text:style-name="T45">R</text:span><text:span text:style-name="T44">eview hours schedule sent by Gina –</text:span><text:span text:style-name="T53">Landon screengrabed list of available hrs. Looks OK.</text:span></text:p>
        </text:list-item>
        <text:list-item>
          <text:p text:style-name="P69">Decided to add the horiz dashed line to barchart in Bar02 --- <text:span text:style-name="T51">discuss. </text:span><text:span text:style-name="T53">This was done and is OK</text:span></text:p>
        </text:list-item>
        <text:list-item>
          <text:p text:style-name="P70">Review current maps and bar char – <text:span text:style-name="T53">A few minor things to change; and R-&gt;r; alignment in legend; can subscript be mathematically aligned?</text:span></text:p>
        </text:list-item>
        <text:list-item>
          <text:p text:style-name="P70">Preview figures to be developed for supplemental material. <text:s/><text:span text:style-name="T53">Dave to send data file for 3 supp material maps, analogous to M</text:span><text:span text:style-name="T54">S</text:span><text:span text:style-name="T53">map03,04</text:span></text:p>
        </text:list-item>
      </text:list>
      <text:p text:style-name="P71"/>
      <text:p text:style-name="P73"><text:span text:style-name="T45">2023–0</text:span><text:span text:style-name="T49">7-06 Thurs</text:span></text:p>
      <text:p text:style-name="P76"><text:span text:style-name="T44"/></text:p>
      <text:list xml:id="list1465302043" text:style-name="L13">
        <text:list-item>
          <text:p text:style-name="P75"><text:span text:style-name="T44">Review newly made maps MSmap05, 06, 07. <text:s/>Want to add short title within figure box.</text:span></text:p>
        </text:list-item>
        <text:list-item>
          <text:p text:style-name="P75"><text:span text:style-name="T44">Data has been pushed for first of a series of new maps. The filenames will all start with “MSmap08” but will have addition part of name defining the reconstructed variable (e.g., </text:span><text:soft-page-break/><text:span text:style-name="T44">“RO”) and the principal component number (e.g., “1”). See MapList.odt. Go over the text in the two files that have been pushed.</text:span></text:p>
        </text:list-item>
        <text:list-item>
          <text:p text:style-name="P75"><text:span text:style-name="T44">Check out Git push-pull now that I am on new laptop.</text:span></text:p>
        </text:list-item>
        <text:list-item>
          <text:p text:style-name="P74"><text:span text:style-name="T49">Get procedure working for Git when we change file suffix (e.g., MapList.odt save as MapList.docx by me. <text:s/>Likely I have to delete the old and commit the deletion before doing anything else. Then what happens on Landon’s en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6</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7-06T09:15:17.872395134</dc:date>
    <meta:editing-duration>P2DT1H28M30S</meta:editing-duration>
    <meta:editing-cycles>47</meta:editing-cycles>
    <meta:generator>LibreOffice/6.4.7.2$Linux_X86_64 LibreOffice_project/40$Build-2</meta:generator>
    <meta:printed-by>Dave Meko</meta:printed-by>
    <meta:print-date>2023-06-08T12:52:32.372955689</meta:print-date>
    <meta:document-statistic meta:table-count="0" meta:image-count="0" meta:object-count="0" meta:page-count="6" meta:paragraph-count="128" meta:word-count="1767" meta:character-count="9847" meta:non-whitespace-character-count="8240"/>
  </office:meta>
</office:document-meta>
</file>